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12702" officeooo:paragraph-rsid="00112702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S LOS CAMBIOS SE PUEDEN VER EN GITH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4:27:43.626746259</meta:creation-date>
    <dc:date>2020-07-10T08:32:04.838301188</dc:date>
    <meta:editing-duration>PT1M20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" meta:word-count="8" meta:character-count="41" meta:non-whitespace-character-count="34"/>
  </office:meta>
</office:document-meta>
</file>